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8c621" officeooo:paragraph-rsid="0018c621"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1pt" fo:font-weight="bold" officeooo:rsid="0018c621" officeooo:paragraph-rsid="0018c621" style:font-size-asian="11pt" style:font-weight-asian="bold" style:font-size-complex="11pt" style:font-weight-complex="bold"/>
    </style:style>
    <style:style style:name="P3" style:family="paragraph" style:parent-style-name="Standard" style:list-style-name="L1">
      <style:paragraph-properties fo:text-align="justify" style:justify-single-word="false"/>
      <style:text-properties style:font-name="Times New Roman" fo:font-size="11pt" fo:font-weight="bold" officeooo:rsid="0018c621" officeooo:paragraph-rsid="0018c621" style:font-size-asian="11pt" style:font-weight-asian="bold" style:font-size-complex="11pt" style:font-weight-complex="bold"/>
    </style:style>
    <style:style style:name="P4" style:family="paragraph" style:parent-style-name="Standard" style:list-style-name="L1">
      <style:paragraph-properties fo:text-align="justify" style:justify-single-word="false"/>
      <style:text-properties style:font-name="Times New Roman" fo:font-size="11pt" fo:font-weight="normal" officeooo:rsid="0018c621" officeooo:paragraph-rsid="0018c621" style:font-size-asian="11pt" style:font-weight-asian="normal" style:font-size-complex="11pt" style:font-weight-complex="normal"/>
    </style:style>
    <style:style style:name="P5" style:family="paragraph" style:parent-style-name="Standard" style:list-style-name="L1">
      <style:paragraph-properties fo:text-align="justify" style:justify-single-word="false"/>
      <style:text-properties style:font-name="Times New Roman" fo:font-size="11pt" fo:font-weight="normal" officeooo:rsid="00190104" officeooo:paragraph-rsid="00190104" style:font-size-asian="11pt" style:font-weight-asian="normal" style:font-size-complex="11pt" style:font-weight-complex="normal"/>
    </style:style>
    <style:style style:name="P6" style:family="paragraph" style:parent-style-name="Standard" style:list-style-name="L1">
      <style:paragraph-properties fo:text-align="justify" style:justify-single-word="false"/>
      <style:text-properties style:font-name="Times New Roman" fo:font-size="11pt" fo:font-weight="normal" officeooo:rsid="00190104" officeooo:paragraph-rsid="0027a17f" style:font-size-asian="11pt" style:font-weight-asian="normal" style:font-size-complex="11pt" style:font-weight-complex="normal"/>
    </style:style>
    <style:style style:name="P7" style:family="paragraph" style:parent-style-name="Standard" style:list-style-name="L1">
      <style:paragraph-properties fo:text-align="justify" style:justify-single-word="false"/>
      <style:text-properties style:font-name="Times New Roman" fo:font-size="11pt" fo:font-weight="normal" officeooo:rsid="0019f6c7" officeooo:paragraph-rsid="0019f6c7" style:font-size-asian="11pt" style:font-weight-asian="normal" style:font-size-complex="11pt" style:font-weight-complex="normal"/>
    </style:style>
    <style:style style:name="P8" style:family="paragraph" style:parent-style-name="Standard" style:list-style-name="L1">
      <style:paragraph-properties fo:text-align="justify" style:justify-single-word="false"/>
      <style:text-properties style:font-name="Times New Roman" fo:font-size="11pt" fo:font-weight="normal" officeooo:rsid="001b64df" officeooo:paragraph-rsid="001b64df" style:font-size-asian="11pt" style:font-weight-asian="normal" style:font-size-complex="11pt" style:font-weight-complex="normal"/>
    </style:style>
    <style:style style:name="P9" style:family="paragraph" style:parent-style-name="Standard" style:list-style-name="L1">
      <style:paragraph-properties fo:text-align="justify" style:justify-single-word="false"/>
      <style:text-properties style:font-name="Times New Roman" fo:font-size="11pt" fo:font-weight="normal" officeooo:rsid="001cf8af" officeooo:paragraph-rsid="001cf8af" style:font-size-asian="11pt" style:font-weight-asian="normal" style:font-size-complex="11pt" style:font-weight-complex="normal"/>
    </style:style>
    <style:style style:name="P10" style:family="paragraph" style:parent-style-name="Standard" style:list-style-name="L1">
      <style:paragraph-properties fo:text-align="justify" style:justify-single-word="false"/>
      <style:text-properties style:font-name="Times New Roman" fo:font-size="11pt" fo:font-weight="normal" officeooo:rsid="001dda21" officeooo:paragraph-rsid="001dda21" style:font-size-asian="11pt" style:font-weight-asian="normal" style:font-size-complex="11pt" style:font-weight-complex="normal"/>
    </style:style>
    <style:style style:name="P11" style:family="paragraph" style:parent-style-name="Standard" style:list-style-name="L1">
      <style:paragraph-properties fo:text-align="justify" style:justify-single-word="false"/>
      <style:text-properties style:font-name="Times New Roman" fo:font-size="11pt" fo:font-weight="normal" officeooo:rsid="001f2734" officeooo:paragraph-rsid="001f2734" style:font-size-asian="11pt" style:font-weight-asian="normal" style:font-size-complex="11pt" style:font-weight-complex="normal"/>
    </style:style>
    <style:style style:name="P12" style:family="paragraph" style:parent-style-name="Standard" style:list-style-name="L1">
      <style:paragraph-properties fo:text-align="justify" style:justify-single-word="false"/>
      <style:text-properties style:font-name="Times New Roman" fo:font-size="11pt" fo:font-weight="normal" officeooo:rsid="001fda99" officeooo:paragraph-rsid="001fda99" style:font-size-asian="11pt" style:font-weight-asian="normal" style:font-size-complex="11pt" style:font-weight-complex="normal"/>
    </style:style>
    <style:style style:name="P13" style:family="paragraph" style:parent-style-name="Standard" style:list-style-name="L1">
      <style:paragraph-properties fo:text-align="justify" style:justify-single-word="false"/>
      <style:text-properties style:font-name="Times New Roman" fo:font-size="11pt" fo:font-weight="normal" officeooo:rsid="00217383" officeooo:paragraph-rsid="00217383" style:font-size-asian="11pt" style:font-weight-asian="normal" style:font-size-complex="11pt" style:font-weight-complex="normal"/>
    </style:style>
    <style:style style:name="P14" style:family="paragraph" style:parent-style-name="Standard" style:list-style-name="L1">
      <style:paragraph-properties fo:text-align="justify" style:justify-single-word="false"/>
      <style:text-properties style:font-name="Times New Roman" fo:font-size="11pt" fo:font-weight="normal" officeooo:rsid="00223d33" officeooo:paragraph-rsid="00223d33" style:font-size-asian="11pt" style:font-weight-asian="normal" style:font-size-complex="11pt" style:font-weight-complex="normal"/>
    </style:style>
    <style:style style:name="P15" style:family="paragraph" style:parent-style-name="Standard" style:list-style-name="L1">
      <style:paragraph-properties fo:text-align="justify" style:justify-single-word="false"/>
      <style:text-properties style:font-name="Times New Roman" fo:font-size="11pt" fo:font-weight="normal" officeooo:rsid="0022a6e4" officeooo:paragraph-rsid="0022a6e4" style:font-size-asian="11pt" style:font-weight-asian="normal" style:font-size-complex="11pt" style:font-weight-complex="normal"/>
    </style:style>
    <style:style style:name="P16" style:family="paragraph" style:parent-style-name="Standard" style:list-style-name="L1">
      <style:paragraph-properties fo:text-align="justify" style:justify-single-word="false"/>
      <style:text-properties style:font-name="Times New Roman" fo:font-size="11pt" fo:font-weight="normal" officeooo:rsid="0022e57d" officeooo:paragraph-rsid="0022e57d" style:font-size-asian="11pt" style:font-weight-asian="normal" style:font-size-complex="11pt" style:font-weight-complex="normal"/>
    </style:style>
    <style:style style:name="P17" style:family="paragraph" style:parent-style-name="Standard" style:list-style-name="L1">
      <style:paragraph-properties fo:text-align="justify" style:justify-single-word="false"/>
      <style:text-properties style:font-name="Times New Roman" fo:font-size="11pt" fo:font-weight="normal" officeooo:rsid="0024e369" officeooo:paragraph-rsid="0024e369" style:font-size-asian="11pt" style:font-weight-asian="normal" style:font-size-complex="11pt" style:font-weight-complex="normal"/>
    </style:style>
    <style:style style:name="P18" style:family="paragraph" style:parent-style-name="Standard" style:list-style-name="L1">
      <style:paragraph-properties fo:text-align="justify" style:justify-single-word="false"/>
      <style:text-properties style:font-name="Times New Roman" fo:font-size="11pt" fo:font-weight="normal" officeooo:rsid="0025fbec" officeooo:paragraph-rsid="0025fbec" style:font-size-asian="11pt" style:font-weight-asian="normal" style:font-size-complex="11pt" style:font-weight-complex="normal"/>
    </style:style>
    <style:style style:name="P19" style:family="paragraph" style:parent-style-name="Standard" style:list-style-name="L1">
      <style:paragraph-properties fo:text-align="justify" style:justify-single-word="false"/>
      <style:text-properties style:font-name="Times New Roman" fo:font-size="11pt" fo:font-weight="normal" officeooo:rsid="0027a17f" officeooo:paragraph-rsid="0027a17f" style:font-size-asian="11pt" style:font-weight-asian="normal" style:font-size-complex="11pt" style:font-weight-complex="normal"/>
    </style:style>
    <style:style style:name="P20" style:family="paragraph" style:parent-style-name="Standard" style:list-style-name="L1">
      <style:paragraph-properties fo:text-align="justify" style:justify-single-word="false"/>
      <style:text-properties style:font-name="Times New Roman" fo:font-size="11pt" fo:font-weight="normal" officeooo:rsid="0027b38d" officeooo:paragraph-rsid="0027b38d" style:font-size-asian="11pt" style:font-weight-asian="normal" style:font-size-complex="11pt" style:font-weight-complex="normal"/>
    </style:style>
    <style:style style:name="P21" style:family="paragraph" style:parent-style-name="Standard" style:list-style-name="L1">
      <style:paragraph-properties fo:text-align="justify" style:justify-single-word="false"/>
      <style:text-properties style:font-name="Times New Roman" fo:font-size="11pt" fo:font-weight="normal" officeooo:rsid="002a7484" officeooo:paragraph-rsid="002a7484" style:font-size-asian="11pt" style:font-weight-asian="normal" style:font-size-complex="11pt" style:font-weight-complex="normal"/>
    </style:style>
    <style:style style:name="P22" style:family="paragraph" style:parent-style-name="Standard" style:list-style-name="L1">
      <style:paragraph-properties fo:text-align="justify" style:justify-single-word="false"/>
      <style:text-properties style:font-name="Times New Roman" fo:font-size="11pt" fo:font-weight="normal" officeooo:rsid="002de7dd" officeooo:paragraph-rsid="002de7dd" style:font-size-asian="11pt" style:font-weight-asian="normal" style:font-size-complex="11pt" style:font-weight-complex="normal"/>
    </style:style>
    <style:style style:name="P23" style:family="paragraph" style:parent-style-name="Standard" style:list-style-name="L1">
      <style:paragraph-properties fo:text-align="justify" style:justify-single-word="false"/>
      <style:text-properties style:font-name="Times New Roman" fo:font-size="11pt" fo:font-weight="normal" officeooo:rsid="002f44f3" officeooo:paragraph-rsid="002f44f3" style:font-size-asian="11pt" style:font-weight-asian="normal" style:font-size-complex="11pt" style:font-weight-complex="normal"/>
    </style:style>
    <style:style style:name="P24" style:family="paragraph" style:parent-style-name="Standard" style:list-style-name="L1">
      <style:paragraph-properties fo:text-align="justify" style:justify-single-word="false"/>
      <style:text-properties style:font-name="Times New Roman" fo:font-size="11pt" fo:font-weight="normal" officeooo:rsid="00307603" officeooo:paragraph-rsid="00307603" style:font-size-asian="11pt" style:font-weight-asian="normal" style:font-size-complex="11pt" style:font-weight-complex="normal"/>
    </style:style>
    <style:style style:name="P25" style:family="paragraph" style:parent-style-name="Standard" style:list-style-name="L1">
      <style:paragraph-properties fo:text-align="justify" style:justify-single-word="false"/>
      <style:text-properties style:font-name="Times New Roman" fo:font-size="11pt" fo:font-weight="normal" officeooo:rsid="0032a938" officeooo:paragraph-rsid="0032a938" style:font-size-asian="11pt" style:font-weight-asian="normal" style:font-size-complex="11pt" style:font-weight-complex="normal"/>
    </style:style>
    <style:style style:name="P26" style:family="paragraph" style:parent-style-name="Standard" style:list-style-name="L1">
      <style:paragraph-properties fo:text-align="justify" style:justify-single-word="false"/>
      <style:text-properties style:font-name="Times New Roman" fo:font-size="11pt" fo:font-weight="normal" officeooo:rsid="00332bb6" officeooo:paragraph-rsid="00332bb6" style:font-size-asian="11pt" style:font-weight-asian="normal" style:font-size-complex="11pt" style:font-weight-complex="normal"/>
    </style:style>
    <style:style style:name="P27" style:family="paragraph" style:parent-style-name="Standard" style:list-style-name="L1">
      <style:paragraph-properties fo:text-align="justify" style:justify-single-word="false"/>
      <style:text-properties style:font-name="Times New Roman" fo:font-size="11pt" fo:font-weight="normal" officeooo:rsid="00364834" officeooo:paragraph-rsid="00364834" style:font-size-asian="11pt" style:font-weight-asian="normal" style:font-size-complex="11pt" style:font-weight-complex="normal"/>
    </style:style>
    <style:style style:name="P28" style:family="paragraph" style:parent-style-name="Standard" style:list-style-name="L1">
      <style:paragraph-properties fo:text-align="justify" style:justify-single-word="false"/>
      <style:text-properties style:font-name="Times New Roman" fo:font-size="11pt" fo:font-weight="normal" officeooo:rsid="0036af86" officeooo:paragraph-rsid="0036af86" style:font-size-asian="11pt" style:font-weight-asian="normal" style:font-size-complex="11pt" style:font-weight-complex="normal"/>
    </style:style>
    <style:style style:name="P29" style:family="paragraph" style:parent-style-name="Standard" style:list-style-name="L1">
      <style:paragraph-properties fo:text-align="justify" style:justify-single-word="false"/>
      <style:text-properties style:font-name="Times New Roman" fo:font-size="11pt" fo:font-weight="normal" officeooo:rsid="00386dda" officeooo:paragraph-rsid="00386dda" style:font-size-asian="11pt" style:font-weight-asian="normal" style:font-size-complex="11pt" style:font-weight-complex="normal"/>
    </style:style>
    <style:style style:name="P30" style:family="paragraph" style:parent-style-name="Standard" style:list-style-name="L1">
      <style:paragraph-properties fo:text-align="justify" style:justify-single-word="false"/>
      <style:text-properties style:font-name="Times New Roman" fo:font-size="11pt" fo:font-style="normal" fo:font-weight="normal" officeooo:rsid="0025fbec" officeooo:paragraph-rsid="0025fbec" style:font-size-asian="11pt" style:font-style-asian="normal" style:font-weight-asian="normal" style:font-size-complex="11pt" style:font-style-complex="normal" style:font-weight-complex="normal"/>
    </style:style>
    <style:style style:name="P31" style:family="paragraph" style:parent-style-name="Standard" style:list-style-name="L1">
      <style:paragraph-properties fo:text-align="justify" style:justify-single-word="false"/>
      <style:text-properties style:font-name="Times New Roman" fo:font-size="11pt" fo:font-style="normal" fo:font-weight="normal" officeooo:rsid="0027b38d" officeooo:paragraph-rsid="0027b38d" style:font-size-asian="11pt" style:font-style-asian="normal" style:font-weight-asian="normal" style:font-size-complex="11pt" style:font-style-complex="normal" style:font-weight-complex="normal"/>
    </style:style>
    <style:style style:name="P32" style:family="paragraph" style:parent-style-name="Standard" style:list-style-name="L1">
      <style:paragraph-properties fo:text-align="justify" style:justify-single-word="false"/>
      <style:text-properties style:font-name="Times New Roman" fo:font-size="11pt" fo:font-style="normal" fo:font-weight="normal" officeooo:rsid="002a7484" officeooo:paragraph-rsid="002a7484" style:font-size-asian="11pt" style:font-style-asian="normal" style:font-weight-asian="normal" style:font-size-complex="11pt" style:font-style-complex="normal" style:font-weight-complex="normal"/>
    </style:style>
    <style:style style:name="P33" style:family="paragraph" style:parent-style-name="Standard" style:list-style-name="L1">
      <style:paragraph-properties fo:text-align="justify" style:justify-single-word="false"/>
      <style:text-properties style:font-name="Times New Roman" fo:font-size="11pt" fo:font-style="italic" fo:font-weight="normal" officeooo:rsid="00378363" officeooo:paragraph-rsid="00378363" style:font-size-asian="11pt" style:font-style-asian="italic" style:font-weight-asian="normal" style:font-size-complex="11pt" style:font-style-complex="italic" style:font-weight-complex="normal"/>
    </style:style>
    <style:style style:name="P34" style:family="paragraph" style:parent-style-name="Standard" style:list-style-name="L1">
      <style:paragraph-properties fo:text-align="justify" style:justify-single-word="false"/>
      <style:text-properties style:text-position="0% 100%" style:font-name="Times New Roman" fo:font-size="11pt" fo:font-weight="normal" officeooo:rsid="0019f6c7" officeooo:paragraph-rsid="0019f6c7" style:font-size-asian="11pt" style:font-weight-asian="normal" style:font-size-complex="11pt" style:font-weight-complex="normal"/>
    </style:style>
    <style:style style:name="P35" style:family="paragraph" style:parent-style-name="Standard" style:list-style-name="L1">
      <style:paragraph-properties fo:text-align="justify" style:justify-single-word="false"/>
      <style:text-properties fo:font-size="11pt" officeooo:rsid="0019f6c7" officeooo:paragraph-rsid="0019f6c7" style:font-size-asian="11pt" style:font-size-complex="11pt"/>
    </style:style>
    <style:style style:name="P36" style:family="paragraph" style:parent-style-name="Standard" style:list-style-name="L1">
      <style:paragraph-properties fo:text-align="justify" style:justify-single-word="false"/>
      <style:text-properties fo:font-size="11pt" officeooo:rsid="001b64df" officeooo:paragraph-rsid="001b64df" style:font-size-asian="11pt" style:font-size-complex="11pt"/>
    </style:style>
    <style:style style:name="P37" style:family="paragraph" style:parent-style-name="Standard" style:list-style-name="L1">
      <style:paragraph-properties fo:text-align="justify" style:justify-single-word="false"/>
      <style:text-properties fo:font-size="11pt" officeooo:rsid="001cf8af" officeooo:paragraph-rsid="001cf8af" style:font-size-asian="11pt" style:font-size-complex="11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weight="normal" officeooo:rsid="0018c621" style:font-weight-asian="normal" style:font-weight-complex="normal"/>
    </style:style>
    <style:style style:name="T3" style:family="text">
      <style:text-properties style:font-name="Times New Roman" fo:font-weight="normal" officeooo:rsid="001cf8af" style:font-weight-asian="normal" style:font-weight-complex="normal"/>
    </style:style>
    <style:style style:name="T4" style:family="text">
      <style:text-properties officeooo:rsid="0019f6c7"/>
    </style:style>
    <style:style style:name="T5" style:family="text">
      <style:text-properties style:text-position="sub 58%"/>
    </style:style>
    <style:style style:name="T6" style:family="text">
      <style:text-properties style:text-position="0% 100%"/>
    </style:style>
    <style:style style:name="T7" style:family="text">
      <style:text-properties officeooo:rsid="001b3c2e"/>
    </style:style>
    <style:style style:name="T8" style:family="text">
      <style:text-properties officeooo:rsid="001b64df"/>
    </style:style>
    <style:style style:name="T9" style:family="text">
      <style:text-properties officeooo:rsid="001d8069"/>
    </style:style>
    <style:style style:name="T10" style:family="text">
      <style:text-properties officeooo:rsid="001f2734"/>
    </style:style>
    <style:style style:name="T11" style:family="text">
      <style:text-properties officeooo:rsid="001fda99"/>
    </style:style>
    <style:style style:name="T12" style:family="text">
      <style:text-properties officeooo:rsid="00223d33"/>
    </style:style>
    <style:style style:name="T13" style:family="text">
      <style:text-properties officeooo:rsid="0022a6e4"/>
    </style:style>
    <style:style style:name="T14" style:family="text">
      <style:text-properties officeooo:rsid="0022e57d"/>
    </style:style>
    <style:style style:name="T15" style:family="text">
      <style:text-properties fo:font-style="italic" style:font-style-asian="italic" style:font-style-complex="italic"/>
    </style:style>
    <style:style style:name="T16" style:family="text">
      <style:text-properties fo:font-style="italic" officeooo:rsid="002de7dd"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7a17f" style:font-style-asian="normal" style:font-style-complex="normal"/>
    </style:style>
    <style:style style:name="T19" style:family="text">
      <style:text-properties fo:font-style="normal" officeooo:rsid="0027b38d" style:font-style-asian="normal" style:font-style-complex="normal"/>
    </style:style>
    <style:style style:name="T20" style:family="text">
      <style:text-properties fo:font-style="normal" officeooo:rsid="0028e694" style:font-style-asian="normal" style:font-style-complex="normal"/>
    </style:style>
    <style:style style:name="T21" style:family="text">
      <style:text-properties fo:font-style="normal" officeooo:rsid="002a7484" style:font-style-asian="normal" style:font-style-complex="normal"/>
    </style:style>
    <style:style style:name="T22" style:family="text">
      <style:text-properties fo:font-style="normal" officeooo:rsid="002aadbd" style:font-style-asian="normal" style:font-style-complex="normal"/>
    </style:style>
    <style:style style:name="T23" style:family="text">
      <style:text-properties fo:font-style="normal" officeooo:rsid="002c61dc" style:font-style-asian="normal" style:font-style-complex="normal"/>
    </style:style>
    <style:style style:name="T24" style:family="text">
      <style:text-properties fo:font-style="normal" officeooo:rsid="002de7dd" style:font-style-asian="normal" style:font-style-complex="normal"/>
    </style:style>
    <style:style style:name="T25" style:family="text">
      <style:text-properties fo:font-style="normal" officeooo:rsid="00386dda" style:font-style-asian="normal" style:font-style-complex="normal"/>
    </style:style>
    <style:style style:name="T26" style:family="text">
      <style:text-properties officeooo:rsid="0027a17f"/>
    </style:style>
    <style:style style:name="T27" style:family="text">
      <style:text-properties officeooo:rsid="002de7dd"/>
    </style:style>
    <style:style style:name="T28" style:family="text">
      <style:text-properties officeooo:rsid="002f44f3"/>
    </style:style>
    <style:style style:name="T29" style:family="text">
      <style:text-properties officeooo:rsid="0032a938"/>
    </style:style>
    <style:style style:name="T30" style:family="text">
      <style:text-properties officeooo:rsid="00386dda"/>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S. TEMA 3: COMPILACIÓN Y ENLAZADO DE PROGRAMAS</text:p>
      <text:p text:style-name="P2"/>
      <text:list xml:id="list7729709659275377133" text:style-name="L1">
        <text:list-item>
          <text:p text:style-name="P3">LENGUAJES DE PROGRAMACIÓN</text:p>
          <text:list>
            <text:list-item>
              <text:p text:style-name="P4">Concepto de lenguaje de programación</text:p>
              <text:list>
                <text:list-item>
                  <text:p text:style-name="P4">Conjunto de símbolos y reglas. Léxico, sintaxis y semántica</text:p>
                </text:list-item>
                <text:list-item>
                  <text:p text:style-name="P4">Primera generación: lenguaje máquina, <text:s/>ensamblador</text:p>
                </text:list-item>
                <text:list-item>
                  <text:p text:style-name="P4">Segunda generación: macroensamblador</text:p>
                </text:list-item>
                <text:list-item>
                  <text:p text:style-name="P4">Tercera genercaión:</text:p>
                  <text:list>
                    <text:list-item>
                      <text:p text:style-name="P4">Fortran: compilador eficiente</text:p>
                    </text:list-item>
                    <text:list-item>
                      <text:p text:style-name="P4">Tipos de datos: {G, O, P}</text:p>
                    </text:list-item>
                    <text:list-item>
                      <text:p text:style-name="P4">Características de los lenguajes de alto nivel:</text:p>
                      <text:list>
                        <text:list-item>
                          <text:p text:style-name="P4">Independientes de la máquina</text:p>
                        </text:list-item>
                        <text:list-item>
                          <text:p text:style-name="P4">Sentencia → varias instrucciones en lenguaje máquina.</text:p>
                        </text:list-item>
                        <text:list-item>
                          <text:p text:style-name="P4">Cercano al le<text:span text:style-name="T7">n</text:span>guaje natural</text:p>
                        </text:list-item>
                      </text:list>
                    </text:list-item>
                    <text:list-item>
                      <text:p text:style-name="P4">Utilización de los lenguajes de alto nivel.</text:p>
                      <text:list>
                        <text:list-item>
                          <text:p text:style-name="P4">Instrucciones expresadas por medio de texto.</text:p>
                        </text:list-item>
                        <text:list-item>
                          <text:p text:style-name="P4">Nombre simbólico a los componentes del programa.</text:p>
                        </text:list-item>
                        <text:list-item>
                          <text:p text:style-name="P4">Operadores y funciones: aritméticas, lógicas…</text:p>
                        </text:list-item>
                        <text:list-item>
                          <text:p text:style-name="P4">Comentarios.</text:p>
                        </text:list-item>
                      </text:list>
                    </text:list-item>
                    <text:list-item>
                      <text:p text:style-name="P5">Tres tipos de datos:</text:p>
                      <text:list>
                        <text:list-item>
                          <text:p text:style-name="P5">Primitivos</text:p>
                        </text:list-item>
                        <text:list-item>
                          <text:p text:style-name="P5">Estructurados</text:p>
                        </text:list-item>
                        <text:list-item>
                          <text:p text:style-name="P5">Abstractos</text:p>
                        </text:list-item>
                      </text:list>
                    </text:list-item>
                    <text:list-item>
                      <text:p text:style-name="P5">Instrucciones = órdenes</text:p>
                      <text:list>
                        <text:list-item>
                          <text:p text:style-name="P5">Expresiones: a+b/c</text:p>
                        </text:list-item>
                        <text:list-item>
                          <text:p text:style-name="P6">Sentencias: <text:span text:style-name="T26">Unidad mínima ejecutable de un programa: </text:span>rupturas de flujo, lecturas, escrituras, asignaciones…</text:p>
                          <text:list>
                            <text:list-item>
                              <text:p text:style-name="P5">Sentencias semánticamente simples</text:p>
                            </text:list-item>
                            <text:list-item>
                              <text:p text:style-name="P5">Sentencias semánticamente compuestas</text:p>
                            </text:list-item>
                          </text:list>
                        </text:list-item>
                      </text:list>
                    </text:list-item>
                  </text:list>
                </text:list-item>
              </text:list>
            </text:list-item>
          </text:list>
        </text:list-item>
        <text:list-item>
          <text:p text:style-name="P4">CONSTRUCCIÓN DE TRADUCTORES</text:p>
          <text:list>
            <text:list-item>
              <text:p text:style-name="P5"><text:span text:style-name="T8">Definición de </text:span>Traductor: programa que recibe como entrada un texto en leguaje de programación y produce un texto en lenguaje máquina equivalente. Compiladores e intérpretes.</text:p>
            </text:list-item>
            <text:list-item>
              <text:p text:style-name="P5"><text:span text:style-name="T8">Definición de </text:span>Compilador:</text:p>
              <text:list>
                <text:list-item>
                  <text:p text:style-name="P5">Compilador: traduce a lenguaje máquina incompleto, necesita el enlazador.</text:p>
                </text:list-item>
                <text:list-item>
                  <text:p text:style-name="P5">Enlazador (linker): realiza el enlazado de programas completando las instrucciones máquina necesarias (añade rutinas binarias de funcionalidades no programadas directamente en el código fuente) y generando un programa ejecutable para la máquina real.</text:p>
                </text:list-item>
              </text:list>
            </text:list-item>
            <text:list-item>
              <text:p text:style-name="P5"><text:span text:style-name="T8">Definición de </text:span>Intérprete: lee un programa en código fuente, realiza la traducción interna y ejecuta inmediatamente cada una de las instruciiones.</text:p>
            </text:list-item>
            <text:list-item>
              <text:p text:style-name="P5">Esquema de traducción:</text:p>
              <text:list>
                <text:list-item>
                  <text:p text:style-name="P5">Programa fuente → analizador léxico y sintáctic<text:span text:style-name="T4">o → analizador semántico → Generación de código → programa objeto.</text:span></text:p>
                </text:list-item>
              </text:list>
            </text:list-item>
            <text:list-item>
              <text:p text:style-name="P7"><text:span text:style-name="T8">Definición de </text:span>GRAMÁTICA:</text:p>
              <text:list>
                <text:list-item>
                  <text:p text:style-name="P7">G = {V<text:span text:style-name="T5">N</text:span><text:span text:style-name="T6">, V</text:span><text:span text:style-name="T5">T</text:span><text:span text:style-name="T6">, P, S}</text:span></text:p>
                  <text:list>
                    <text:list-item>
                      <text:p text:style-name="P7"><text:span text:style-name="T6">V</text:span><text:span text:style-name="T5">N </text:span><text:span text:style-name="T6">: símbolos no terminales</text:span></text:p>
                    </text:list-item>
                    <text:list-item>
                      <text:p text:style-name="P7"><text:span text:style-name="T6">V</text:span><text:span text:style-name="T5">T </text:span><text:span text:style-name="T6">: símbolos terminales</text:span></text:p>
                    </text:list-item>
                    <text:list-item>
                      <text:p text:style-name="P34">P: conjunto de producciones</text:p>
                    </text:list-item>
                    <text:list-item>
                      <text:p text:style-name="P34">S: símbolo inicial</text:p>
                    </text:list-item>
                  </text:list>
                </text:list-item>
                <text:list-item>
                  <text:p text:style-name="P34">Árboles <text:span text:style-name="T8">sintácticos.</text:span></text:p>
                </text:list-item>
              </text:list>
            </text:list-item>
          </text:list>
        </text:list-item>
        <text:list-item>
          <text:p text:style-name="P4">FASES DE TRADUCCIÓN</text:p>
          <text:list>
            <text:list-item>
              <text:p text:style-name="P35"><text:span text:style-name="T2">F</text:span><text:span text:style-name="T1">ases en la construcción de un traductor</text:span></text:p>
              <text:list>
                <text:list-item>
                  <text:p text:style-name="P7">Fase de Análisis: <text:span text:style-name="T8">analizadores léxico, sintáctico, semántico</text:span></text:p>
                </text:list-item>
                <text:list-item>
                  <text:p text:style-name="P7"><text:soft-page-break/>Fase de síntesis: <text:span text:style-name="T8">generador de código intermedio, optimizador de código intermedio, generador de código, optimizador de código.</text:span></text:p>
                </text:list-item>
              </text:list>
            </text:list-item>
            <text:list-item>
              <text:p text:style-name="P35"><text:span text:style-name="T2">A</text:span><text:span text:style-name="T1">nálisis léxico</text:span></text:p>
              <text:list>
                <text:list-item>
                  <text:p text:style-name="P8">Función principal y conceptos:</text:p>
                  <text:list>
                    <text:list-item>
                      <text:p text:style-name="P8">Función: leer los caracteres de la entrada del programa fuente, agruparlos en lexemas (palabras) y producir como salida una secuencia de tokens para cada lexema en el programa fuente.</text:p>
                    </text:list-item>
                    <text:list-item>
                      <text:p text:style-name="P8">Conceptos: lexema o palabra, token, patrón.</text:p>
                    </text:list-item>
                    <text:list-item>
                      <text:p text:style-name="P8">Funciones secundarias: saltar comentarios, espacios, informar de errores léxicos</text:p>
                    </text:list-item>
                    <text:list-item>
                      <text:p text:style-name="P36"><text:span text:style-name="T1">Cómo funciona: aísla los símbolos, identifica su tipo y almacena en las tablas de símbolos la información que pueda ser necesaria durante el proceso de traducción. </text:span><text:span text:style-name="T3">Como resultado de este análisis se obtiene una representación del programa formada por la descripción de símbolos en las tablas, y una secuencia de símbolos junto con su referencia a la ubicación del símbolo en la tabla.</text:span></text:p>
                    </text:list-item>
                    <text:list-item>
                      <text:p text:style-name="P37"><text:span text:style-name="T3">E</text:span><text:span text:style-name="T1">rror léxico: cuando el carácter de la entrada no tiene asociado ninguno de los patrones de la lista de tokens.</text:span></text:p>
                    </text:list-item>
                  </text:list>
                </text:list-item>
              </text:list>
            </text:list-item>
            <text:list-item>
              <text:p text:style-name="P7">Análisis sintáctico</text:p>
              <text:list>
                <text:list-item>
                  <text:p text:style-name="P9">Un programa es <text:span text:style-name="T9">sintácticamente correcto cuando sus estructuras aparecen en un orden correcto.</text:span></text:p>
                </text:list-item>
                <text:list-item>
                  <text:p text:style-name="P10">Función del analizador sintáctico:</text:p>
                  <text:list>
                    <text:list-item>
                      <text:p text:style-name="P10">Objetivo: analizar las secuencias de tokens y comprobar que son correctas sintácticamente.</text:p>
                    </text:list-item>
                    <text:list-item>
                      <text:p text:style-name="P10">El analizador devuelve si la secuencia es o no correcta y el orden en el que hay que aplicar las producciones de la gramática <text:span text:style-name="T10">(árbol sintáctico). Si no se encuentra el árbol la secuencia es sintácticamente incorrecta.</text:span></text:p>
                    </text:list-item>
                  </text:list>
                </text:list-item>
                <text:list-item>
                  <text:p text:style-name="P10">Uso de gramáticas en el análisis sintáctico:</text:p>
                  <text:list>
                    <text:list-item>
                      <text:p text:style-name="P10">Ventajas:</text:p>
                      <text:list>
                        <text:list-item>
                          <text:p text:style-name="P11">Especificación sintáctica precisa, resuelve ambigüedades, permite construir analizador sintáctico eficiente y que el lenguaje pueda evolucionar.</text:p>
                        </text:list-item>
                      </text:list>
                    </text:list-item>
                    <text:list-item>
                      <text:p text:style-name="P11">Gramáticas libres de contexto.</text:p>
                      <text:list>
                        <text:list-item>
                          <text:p text:style-name="P11">Símbolos terminales: símbolos básicos a partir de los cuales se forman las cadenas.</text:p>
                        </text:list-item>
                        <text:list-item>
                          <text:p text:style-name="P11">Símbolos no terminales: variables sintácticas que denotan conjuntos de cadenas. Ayudan a definir el lenguaje generado por la gramática. Imponen una estructura jerárquica sobre el lenguaje.</text:p>
                        </text:list-item>
                        <text:list-item>
                          <text:p text:style-name="P11">Símbolo inicial: es un símbolo no terminal.</text:p>
                        </text:list-item>
                        <text:list-item>
                          <text:p text:style-name="P11">Producciones: especifican la forma en la que pueden combinarse los terminales y los no terminales para formar cadenas. <text:span text:style-name="T11">Consiste en:</text:span></text:p>
                          <text:list>
                            <text:list-item>
                              <text:p text:style-name="P12">Un no terminal conocido como encabezado en el LADO IZQUIERDO.</text:p>
                            </text:list-item>
                            <text:list-item>
                              <text:p text:style-name="P12">Símbolo :=</text:p>
                            </text:list-item>
                            <text:list-item>
                              <text:p text:style-name="P12">cero o más terminales o no terminales.</text:p>
                            </text:list-item>
                          </text:list>
                        </text:list-item>
                      </text:list>
                    </text:list-item>
                    <text:list-item>
                      <text:p text:style-name="P12">Tipos de gramáticas</text:p>
                      <text:list>
                        <text:list-item>
                          <text:p text:style-name="P12">Gramáticas regulares</text:p>
                        </text:list-item>
                        <text:list-item>
                          <text:p text:style-name="P12">Gramática independiente del contexto</text:p>
                        </text:list-item>
                        <text:list-item>
                          <text:p text:style-name="P12">Gramática sensible al contexto.</text:p>
                        </text:list-item>
                        <text:list-item>
                          <text:p text:style-name="P12">Gramáticas libres. </text:p>
                        </text:list-item>
                        <text:list-item>
                          <text:p text:style-name="P12">Formas de construir las expresiones.</text:p>
                          <text:list>
                            <text:list-item>
                              <text:p text:style-name="P12">Gramáticas de tipo LL: árbol de arriba a abajo y de izquierda a derecha</text:p>
                            </text:list-item>
                            <text:list-item>
                              <text:p text:style-name="P12">Gramáticas de tipo LR: árbol ascendente de derecha a izquierda.</text:p>
                            </text:list-item>
                          </text:list>
                        </text:list-item>
                      </text:list>
                    </text:list-item>
                  </text:list>
                </text:list-item>
              </text:list>
            </text:list-item>
            <text:list-item>
              <text:p text:style-name="P7">Análisis semántico</text:p>
              <text:list>
                <text:list-item>
                  <text:p text:style-name="P12">Semántica: significado dado a las construcciones sintácticas.</text:p>
                </text:list-item>
                <text:list-item>
                  <text:p text:style-name="P13">El significado de las sentencias <text:span text:style-name="T12">se obtiene de la identificación sintáctica de las construcciones sintácticas y la información almacenada en la tabla de símbolos.</text:span></text:p>
                </text:list-item>
                <text:list-item>
                  <text:p text:style-name="P14">Error semántico: Cuando se detecta una construcción sin un significado correcto.</text:p>
                </text:list-item>
              </text:list>
            </text:list-item>
            <text:list-item>
              <text:p text:style-name="P7">Generación de código</text:p>
              <text:list>
                <text:list-item>
                  <text:p text:style-name="P14"><text:soft-page-break/>Se genera un <text:s/><text:span text:style-name="T13">archivo con lenguaje objeto, puede ser directamente ejecutable o necesitar otros procesos (ensamblado, encadenado y carga).</text:span></text:p>
                </text:list-item>
                <text:list-item>
                  <text:p text:style-name="P15">En algunos se genera un código intermedio para proporcionar independencia de las fases de análisis con respecto al lenguaje máquina (portabilidad del compilador). En la generación de este código se c<text:span text:style-name="T14">ompletan y consultan las tablas generadas en fases anteriores y se realiza la asignación de memoria a los datos definidos en el programa.</text:span></text:p>
                </text:list-item>
              </text:list>
            </text:list-item>
            <text:list-item>
              <text:p text:style-name="P7">Optimización de código</text:p>
              <text:list>
                <text:list-item>
                  <text:p text:style-name="P16">Se mejora el código mediante comprobaciones locales a un grupo de instrucciones (bloque básico) y a nivel global. Se <text:s/>suelen realizar a códigos intermedios.</text:p>
                </text:list-item>
              </text:list>
            </text:list-item>
            <text:list-item>
              <text:p text:style-name="P7">Fases de traducción</text:p>
              <text:list>
                <text:list-item>
                  <text:p text:style-name="P16">Etapa de análisis: léxico, sintáctico, semántico.</text:p>
                </text:list-item>
                <text:list-item>
                  <text:p text:style-name="P16">Etapa de síntesis: Lenguaje de programación → ensamblador → lenguaje máquina.</text:p>
                  <text:list>
                    <text:list-item>
                      <text:p text:style-name="P16">Para traducir de ensamblador a máquina utilizamos una tabla que relacione cada símbolo con un código binario.</text:p>
                    </text:list-item>
                  </text:list>
                </text:list-item>
              </text:list>
            </text:list-item>
          </text:list>
        </text:list-item>
        <text:list-item>
          <text:p text:style-name="P4">INTÉRPRETES</text:p>
          <text:list>
            <text:list-item>
              <text:list>
                <text:list-item>
                  <text:p text:style-name="P16">El programa escrito en lenguaje de programación va ejecutándose sentencia a sentencia.</text:p>
                </text:list-item>
                <text:list-item>
                  <text:p text:style-name="P16">No se crea un archivo objeto.</text:p>
                </text:list-item>
                <text:list-item>
                  <text:p text:style-name="P16">La ejecución está supervisada por el intérprete</text:p>
                </text:list-item>
                <text:list-item>
                  <text:p text:style-name="P17">Útil para: obtener resultados de una instrucción antes de ejecutar la siguiente; lo ejecutamos en escasas ocasiones; las instrucciones tienen una estructura simple y pueden sera analizadas fácilmente; se ejecuta la instrucción una sola vez.</text:p>
                </text:list-item>
                <text:list-item>
                  <text:p text:style-name="P17">Inútil para: instrucciones complejas; la velocidad de ejecución es importante; instrucciones ejecutadas con frecuencia.</text:p>
                </text:list-item>
              </text:list>
            </text:list-item>
          </text:list>
        </text:list-item>
        <text:list-item>
          <text:p text:style-name="P4">MODELO DE MEMORIA DE UN PROCESO</text:p>
          <text:list>
            <text:list-item>
              <text:p text:style-name="P18">Elementos responsables de la gestión de la memoria de un proceso: lenguaje de programación, compilador, enlazador, sistema operativo, <text:span text:style-name="T15">memory management unit</text:span><text:span text:style-name="T17">.</text:span></text:p>
            </text:list-item>
            <text:list-item>
              <text:p text:style-name="P30">Niveles de gestión de memoria</text:p>
              <text:list>
                <text:list-item>
                  <text:p text:style-name="P30">Nivel de procesos: reparto de la memoria entre los procesos. Operaciones vinculadas con la gestión del mapa de memoria de un proceso.</text:p>
                  <text:list>
                    <text:list-item>
                      <text:p text:style-name="P18"><text:span text:style-name="T17">Crear el mapa de memoria de un procesos: </text:span><text:span text:style-name="T19">servicio exec. Inicia la imagen de memoria del programa tomando coma base el fichero ejecutable que lo contiene.</text:span></text:p>
                    </text:list-item>
                    <text:list-item>
                      <text:p text:style-name="P18"><text:span text:style-name="T17">Eliminar el mapa de memoria de un proceso: </text:span><text:span text:style-name="T20">cuando termina la ejecución de un programa hay que liberar todos sus recursos.</text:span></text:p>
                    </text:list-item>
                    <text:list-item>
                      <text:p text:style-name="P18"><text:span text:style-name="T17">Duplicar el mapa de memoria del procesos: </text:span><text:span text:style-name="T20">servicio fork, crea un nuevo procesos cuyo mapa de memoria es el duplicado del mapa padre.</text:span></text:p>
                    </text:list-item>
                    <text:list-item>
                      <text:p text:style-name="P18"><text:span text:style-name="T17">Cambiar el mapa de memoria de proceso: </text:span><text:span text:style-name="T20">se da con un cambio de contexto. Se desactiva el mapa y se activa otro.</text:span></text:p>
                    </text:list-item>
                  </text:list>
                </text:list-item>
                <text:list-item>
                  <text:p text:style-name="P18"><text:span text:style-name="T17">Nivel de regiones: </text:span><text:span text:style-name="T20">distribución del espacio asignado a un proceso en regioenes. Operaciones relacionadas con la gestión de regiones:</text:span></text:p>
                  <text:list>
                    <text:list-item>
                      <text:p text:style-name="P18"><text:span text:style-name="T17">Crear </text:span><text:span text:style-name="T18">una región dentro del mapa de un proceso</text:span></text:p>
                    </text:list-item>
                    <text:list-item>
                      <text:p text:style-name="P19"><text:span text:style-name="T17">Eliminar una región del mapa de </text:span><text:span text:style-name="T19">un proceso.</text:span></text:p>
                    </text:list-item>
                    <text:list-item>
                      <text:p text:style-name="P20"><text:span text:style-name="T17">Redimensionar una región: </text:span><text:span text:style-name="T20">para regiones con un tamaño dinámico (pila y heap)</text:span></text:p>
                    </text:list-item>
                    <text:list-item>
                      <text:p text:style-name="P31">Duplicar una región del mapa de un proceso en el mapa de otro</text:p>
                    </text:list-item>
                  </text:list>
                </text:list-item>
                <text:list-item>
                  <text:p text:style-name="P18"><text:span text:style-name="T17">Nivel de zonas: </text:span><text:span text:style-name="T20">reparto de una región entre las diferentes zonas (nivel estático, dinámico basado en pila, dinámico basado en heap). Lo gestiona el lenguaje de programación con apoyo del SO.</text:span></text:p>
                  <text:list>
                    <text:list-item>
                      <text:p text:style-name="P20"><text:span text:style-name="T17">Reservar una zona: </text:span><text:span text:style-name="T20">en C++ operador new.</text:span></text:p>
                    </text:list-item>
                    <text:list-item>
                      <text:p text:style-name="P20"><text:span text:style-name="T17">Liberar una zona reservada: </text:span><text:span text:style-name="T20">en C++ operador delete</text:span></text:p>
                    </text:list-item>
                    <text:list-item>
                      <text:p text:style-name="P31">Redimensionar una zona.</text:p>
                    </text:list-item>
                  </text:list>
                </text:list-item>
              </text:list>
            </text:list-item>
            <text:list-item>
              <text:p text:style-name="P30">Necesidades de memoria de un proceso.</text:p>
              <text:list>
                <text:list-item>
                  <text:p text:style-name="P32">Tener espacio lógico propio e independiente, protegido del resto de procesos.</text:p>
                </text:list-item>
                <text:list-item>
                  <text:p text:style-name="P32">Posibilidad de compartir memoria</text:p>
                </text:list-item>
                <text:list-item>
                  <text:p text:style-name="P32">Soporte a diferentes regiones</text:p>
                </text:list-item>
                <text:list-item>
                  <text:p text:style-name="P32">Facilidades de depuración</text:p>
                </text:list-item>
                <text:list-item>
                  <text:p text:style-name="P32"><text:soft-page-break/>Uso de un mapa amplio de memoria</text:p>
                </text:list-item>
                <text:list-item>
                  <text:p text:style-name="P32">Uso de diferentes tipos de objetos de memoria</text:p>
                </text:list-item>
                <text:list-item>
                  <text:p text:style-name="P32">Persistencia de datos</text:p>
                </text:list-item>
                <text:list-item>
                  <text:p text:style-name="P32">Desarrollo modular</text:p>
                </text:list-item>
                <text:list-item>
                  <text:p text:style-name="P32">Carga dinámica de módulos</text:p>
                </text:list-item>
              </text:list>
            </text:list-item>
            <text:list-item>
              <text:p text:style-name="P30">Tipos de datos en un proceso.</text:p>
              <text:list>
                <text:list-item>
                  <text:p text:style-name="P18"><text:span text:style-name="T17">Datos estáticos: </text:span><text:span text:style-name="T21">existen durante toda la vida del programa, tienen una posición fija en el mapa de memoria del proceso durante toda la ejecución. Pueden ser:</text:span></text:p>
                  <text:list>
                    <text:list-item>
                      <text:p text:style-name="P32">Globales a todo el programa (o módulo) o locales a una función.</text:p>
                    </text:list-item>
                    <text:list-item>
                      <text:p text:style-name="P32">Constantes o variables. Las constantes se asocian a una región del mapa que no se puede modificar.</text:p>
                    </text:list-item>
                    <text:list-item>
                      <text:p text:style-name="P21"><text:span text:style-name="T17">Con o sin valor inicial. Si están inicializados, se almacenará </text:span><text:span text:style-name="T22">su </text:span><text:span text:style-name="T23">valor en el mapa incial del proceso.</text:span></text:p>
                    </text:list-item>
                  </text:list>
                </text:list-item>
                <text:list-item>
                  <text:p text:style-name="P18"><text:span text:style-name="T17">Datos dinámicos asociados a la ejecución de una función: </text:span><text:span text:style-name="T23">variables locales son estáticas y parámetros de la función. </text:span><text:span text:style-name="T24">Se almacenan dinámicamente en los registros de activación de la pila. La dirección que corresponde a este tipo de variable se determina en tiempo de ejecución.</text:span></text:p>
                </text:list-item>
                <text:list-item>
                  <text:p text:style-name="P18"><text:span text:style-name="T17">Datos dinámicos controlados por el programa – </text:span><text:span text:style-name="T15">heap</text:span><text:span text:style-name="T17">: </text:span><text:span text:style-name="T24">datos dinámicos que el programa crea cuando considera oportuno. Se guardan en la región heap. Posteriormente el espacio se libera con el mecanismo de recolección de basura.</text:span></text:p>
                </text:list-item>
              </text:list>
            </text:list-item>
            <text:list-item>
              <text:p text:style-name="P18"><text:span text:style-name="T17">Gestión de la pila: </text:span><text:span text:style-name="T24">región independiente que está organizada internamente como zonas independientes, llamadas registros de activación. Comportamiento LIFO (</text:span><text:span text:style-name="T16">last in, first out</text:span><text:span text:style-name="T24">).</text:span></text:p>
            </text:list-item>
            <text:list-item>
              <text:p text:style-name="P18"><text:span text:style-name="T17">Código independiente de la posición (</text:span><text:span text:style-name="T15">Position Independent Code</text:span><text:span text:style-name="T17">): puede ejecutarse en cualquier parte de la memoria</text:span></text:p>
            </text:list-item>
          </text:list>
        </text:list-item>
        <text:list-item>
          <text:p text:style-name="P4">CICLO DE VIDA DE UN PROGRAMA: <text:span text:style-name="T27">preprocesado, compilación, ensamblado, enlazado, carga y ejecución.</text:span></text:p>
          <text:list>
            <text:list-item>
              <text:p text:style-name="P17">Compilación: <text:span text:style-name="T27">generar el archivo objeto</text:span></text:p>
              <text:list>
                <text:list-item>
                  <text:p text:style-name="P22">Generar código objeto y calcular cuánto espacio ocupan los diferentes tipos de datos.</text:p>
                </text:list-item>
                <text:list-item>
                  <text:p text:style-name="P22">Asignar direcciones a los símbolos estáticos y resolver referencias de forma absoluta o relativa (necesita reubicación).</text:p>
                </text:list-item>
                <text:list-item>
                  <text:p text:style-name="P23">Las referencia a símbolos dinámicos se resuelven usando direccionamiento relativo a pila para datos relacionados con la función o con direccionamiento indirecto para el heap. No necesitan reubicación al no aparecer en el archivo objeto.</text:p>
                </text:list-item>
                <text:list-item>
                  <text:p text:style-name="P23">Genera tabla de símbolos e información de depuración</text:p>
                </text:list-item>
                <text:list-item>
                  <text:p text:style-name="P23">La ejecución del programa es independiente del compilador.</text:p>
                </text:list-item>
                <text:list-item>
                  <text:p text:style-name="P23">Compiladores dirigidos por sintaxis: ejecutan primero el analizador sintáctico, que llama al léxico para identificar los tokens.</text:p>
                </text:list-item>
              </text:list>
            </text:list-item>
            <text:list-item>
              <text:p text:style-name="P17">Enlazador: <text:span text:style-name="T28">agrupa los archivos objeto de la aplicación y las bibliotecas y resuelve las referencias entre ellos.</text:span></text:p>
              <text:list>
                <text:list-item>
                  <text:p text:style-name="P17">Funciones del enlazador:</text:p>
                  <text:list>
                    <text:list-item>
                      <text:p text:style-name="P23">Se completa la etapa de resolución de símbolos externos utilizando la tabla de símbolos.</text:p>
                    </text:list-item>
                    <text:list-item>
                      <text:p text:style-name="P23">Se agrupan las regiones de similares características de los diferentes módulos.</text:p>
                    </text:list-item>
                    <text:list-item>
                      <text:p text:style-name="P24">Se realiza la reubicación de módulos → se transforman las referencias dentro de un módulo a referencias dentro de las regiones.</text:p>
                    </text:list-item>
                    <text:list-item>
                      <text:p text:style-name="P24">En sistemas paginados, se realiza la reubicación de regiones, es decir, transformar direcciones de una región en direcciones del mapa del proceso.</text:p>
                    </text:list-item>
                  </text:list>
                </text:list-item>
                <text:list-item>
                  <text:p text:style-name="P17">Tipos de enlazado y ámbito</text:p>
                  <text:list>
                    <text:list-item>
                      <text:p text:style-name="P24">Atributos de enlazado: externo, interno y sin enlazado.</text:p>
                      <text:list>
                        <text:list-item>
                          <text:p text:style-name="P24">Enlazado externo: visibilidad global</text:p>
                        </text:list-item>
                        <text:list-item>
                          <text:p text:style-name="P24">Enlazado interno: visibilidad del fichero</text:p>
                        </text:list-item>
                        <text:list-item>
                          <text:p text:style-name="P24">Sin enlazado: visibilidad de bloque.</text:p>
                        </text:list-item>
                      </text:list>
                    </text:list-item>
                  </text:list>
                </text:list-item>
                <text:list-item>
                  <text:p text:style-name="P17">Reglas de enlazado.</text:p>
                  <text:list>
                    <text:list-item>
                      <text:p text:style-name="P33">Static “objeto_ámbito_global”<text:span text:style-name="T17"> → enlazado interno</text:span></text:p>
                    </text:list-item>
                    <text:list-item>
                      <text:p text:style-name="P33"><text:span text:style-name="T17">Si tiene en el mismo fichero enlazado interno e interno → enlazado externos</text:span></text:p>
                    </text:list-item>
                    <text:list-item>
                      <text:p text:style-name="P33"><text:soft-page-break/>extern identificador<text:span text:style-name="T17"> → mismo enlazado que cualquier declaración visible del identificador con ámbito global, si no existe tal declaración: enlazado externo.</text:span></text:p>
                    </text:list-item>
                    <text:list-item>
                      <text:p text:style-name="P33"><text:span text:style-name="T17">El enlazado por defecto de una función es </text:span>extern<text:span text:style-name="T17">, si no se indica lo contrario.</text:span></text:p>
                    </text:list-item>
                    <text:list-item>
                      <text:p text:style-name="P33"><text:span text:style-name="T17">Objeto (que no sea función) de ámbito global a un fichero declarado sin especificar un tipo de almacenamiento, dicho identificador tendrá enlazado externo. Los objetos </text:span>const<text:span text:style-name="T17"> que no hayan sido especificados </text:span>extern<text:span text:style-name="T17"> tienen enlazado interno.</text:span></text:p>
                    </text:list-item>
                    <text:list-item>
                      <text:p text:style-name="P33"><text:span text:style-name="T17">Tienen atributo SIN enlazado:</text:span></text:p>
                      <text:list>
                        <text:list-item>
                          <text:p text:style-name="P33"><text:span text:style-name="T17">cualquier identificador distinto de un objeto o una función (ej.: typedef)</text:span></text:p>
                        </text:list-item>
                        <text:list-item>
                          <text:p text:style-name="P33"><text:span text:style-name="T17">Parámetros de funciones</text:span></text:p>
                        </text:list-item>
                        <text:list-item>
                          <text:p text:style-name="P33"><text:span text:style-name="T17">Identificadores para objetos de ámbito de bloque, entre corchetes {} que sean </text:span><text:span text:style-name="T25">declarados sin </text:span><text:span text:style-name="T30">extern</text:span><text:span text:style-name="T25">.</text:span></text:p>
                        </text:list-item>
                      </text:list>
                    </text:list-item>
                  </text:list>
                </text:list-item>
              </text:list>
            </text:list-item>
            <text:list-item>
              <text:p text:style-name="P17">Carga y ejecución</text:p>
              <text:list>
                <text:list-item>
                  <text:p text:style-name="P29">La reubicación del proceso se realiza en la carga o ejecución. Tres tipos según el esquema de gestión de memoria:</text:p>
                  <text:list>
                    <text:list-item>
                      <text:p text:style-name="P29">El cargador copia el programa en memoria sin modificarlo. Es la MMU la encargada de realizar la reubicación en ejecución.</text:p>
                    </text:list-item>
                    <text:list-item>
                      <text:p text:style-name="P29">En paginación, el hardware es capaz de reubicar los procesos en ejecución por lo que el cargador lo carga sin modificación.</text:p>
                    </text:list-item>
                    <text:list-item>
                      <text:p text:style-name="P29">Si no usamos hardware de reubicación, ésta se realiza en carga.</text:p>
                    </text:list-item>
                  </text:list>
                </text:list-item>
              </text:list>
            </text:list-item>
            <text:list-item>
              <text:p text:style-name="P17">Archivo objeto /vs/ archivo ejecutable</text:p>
              <text:list>
                <text:list-item>
                  <text:p text:style-name="P25">En el ejecutable la cabecera del archivo contiene el punto de inicio del mismo, es decir, la primera instrucción que se cargará en el PC.</text:p>
                </text:list-item>
                <text:list-item>
                  <text:p text:style-name="P25">Sólo hay información de reubicación de regiones si ésta se ha de realizar en carga.</text:p>
                </text:list-item>
              </text:list>
            </text:list-item>
          </text:list>
        </text:list-item>
        <text:list-item>
          <text:p text:style-name="P4">BIBLIOTECAS: <text:span text:style-name="T29">colección de objetos normalmente relacionados entre sí.</text:span></text:p>
          <text:list>
            <text:list-item>
              <text:p text:style-name="P17">Bibliotecas estáticas: <text:span text:style-name="T29">se enlazan con el programa en compilación.</text:span></text:p>
              <text:list>
                <text:list-item>
                  <text:p text:style-name="P25">Conjunto de archivos que se copian en un único archivo</text:p>
                </text:list-item>
                <text:list-item>
                  <text:p text:style-name="P26">Pasos para su creación: construir código fuente, generar el objeto, archivar el objeto (crear biblioteca.</text:p>
                </text:list-item>
                <text:list-item>
                  <text:p text:style-name="P26">Inconvenientes:</text:p>
                  <text:list>
                    <text:list-item>
                      <text:p text:style-name="P26">El archivo ejecutable puede ser bastante grande</text:p>
                    </text:list-item>
                    <text:list-item>
                      <text:p text:style-name="P26">Cada programa tendrá una copia del código de la biblioteca y se desperdicia memoria</text:p>
                    </text:list-item>
                    <text:list-item>
                      <text:p text:style-name="P26">Si actualizamos las bibliotecas hay que recompilar</text:p>
                    </text:list-item>
                  </text:list>
                </text:list-item>
              </text:list>
            </text:list-item>
            <text:list-item>
              <text:p text:style-name="P17">Bibliotecas dinámicas: <text:span text:style-name="T29">se enlazan en ejecución.</text:span></text:p>
              <text:list>
                <text:list-item>
                  <text:p text:style-name="P27">Se integran en ejecución. Para ello se ha realizado la reubicación de módulos.</text:p>
                </text:list-item>
                <text:list-item>
                  <text:p text:style-name="P28">Diferencia con el ejecutable: tienen tabla de símbolos, información de reubicación y NO tienen punto de entrada.</text:p>
                </text:list-item>
                <text:list-item>
                  <text:p text:style-name="P28">Cuando en fase de montaje el montador procesa una biblioteca dinámica, no incluye en el ejecutable código extraído de la misma, sino que simplemente anota en el ejecutable el nombre de la biblioteca para que ésta sea cargada y enlazada en tiempo de ejecución.</text:p>
                </text:list-item>
                <text:list-item>
                  <text:p text:style-name="P28">Tipos:</text:p>
                  <text:list>
                    <text:list-item>
                      <text:p text:style-name="P28">Bibliotecas compartidas de carga dinámica: reubicación en tiempo de enlazado.</text:p>
                    </text:list-item>
                    <text:list-item>
                      <text:p text:style-name="P28">Bibliotecas compartidas enlazadas dinámicamente: enlazado en ejecución.</text:p>
                    </text:list-item>
                  </text:list>
                </text:list-item>
              </text:list>
            </text:list-item>
          </text:list>
        </text:list-item>
        <text:list-item>
          <text:p text:style-name="P4">AUTOMATIZACIÓN DEL PROCESO DE COMPILACIÓN Y ENLAZADO. HERRAMIENTAS Y ENTORNOS.</text:p>
          <text:list>
            <text:list-item>
              <text:p text:style-name="P28">La construcción de un programa (compilación y enlazado) se automatiza con scripts.</text:p>
            </text:list-item>
            <text:list-item>
              <text:p text:style-name="P28">Se puede utilizar la herramienta make y un IDE (<text:span text:style-name="T15">Integrated Developement Environment</text:span><text:span text:style-name="T17">).</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3:35:04.459891542</meta:creation-date>
    <dc:date>2017-12-12T22:12:45.518890328</dc:date>
    <meta:editing-duration>PT6H12M4S</meta:editing-duration>
    <meta:editing-cycles>19</meta:editing-cycles>
    <meta:generator>LibreOffice/5.1.6.2$Linux_X86_64 LibreOffice_project/10m0$Build-2</meta:generator>
    <meta:document-statistic meta:table-count="0" meta:image-count="0" meta:object-count="0" meta:page-count="5" meta:paragraph-count="187" meta:word-count="2282" meta:character-count="14121" meta:non-whitespace-character-count="12207"/>
  </office:meta>
</office:document-meta>
</file>